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ript Ideas and Planning</text:p>
      <text:p text:style-name="P1"/>
      <text:p text:style-name="P2">New Class Ideas 6/9/2019</text:p>
      <text:list xml:id="list6434320445645470582" text:style-name="L1">
        <text:list-item>
          <text:p text:style-name="P4">'Status Manager': Attached to enemy and defender GO's. Responsible for holding data about which buffs, debuffs and passive traits a living entity has.</text:p>
        </text:list-item>
        <text:list-item>
          <text:p text:style-name="P4">'Movement Handler': Static instance class responsible for making living entities move, teleport and be placed around the grid.</text:p>
        </text:list-item>
        <text:list-item>
          <text:p text:style-name="P4">'Combat Handler': Responsible for making living entities attack and damage each other. Manages living entity data, performs all calculations and modifications to damage related values (knock down, barrier, bonus strength etc), then executes a 'damage event' with a coroutine, allowing for visual effects to be timed correctly with logic.</text:p>
        </text:list-item>
      </text:list>
      <text:p text:style-name="P2">World Map Script Ideas</text:p>
      <text:list xml:id="list8738884399221889782" text:style-name="L2">
        <text:list-item>
          <text:p text:style-name="P5">World Encounter</text:p>
          <text:list>
            <text:list-item>
              <text:p text:style-name="P5">Enum: Encounter type( Basic enemy, elite, shop, rest site, etc)</text:p>
            </text:list-item>
            <text:list-item>
              <text:p text:style-name="P5">Int row: which row this encounter is within on the world map</text:p>
            </text:list-item>
            <text:list-item>
              <text:p text:style-name="P5">int row index: which position within a row the encounter is (e.g. left most position = 0, right most position = 5)</text:p>
            </text:list-item>
          </text:list>
        </text:list-item>
      </text:list>
      <text:list xml:id="list5798006543513206960" text:style-name="L3">
        <text:list-item>
          <text:p text:style-name="P6">World</text:p>
        </text:list-item>
        <text:list-item>
          <text:p text:style-name="P6">TravelManager</text:p>
          <text:list>
            <text:list-item>
              <text:p text:style-name="P6">Script for managing the players traversal of the world</text:p>
            </text:list-item>
            <text:list-item>
              <text:p text:style-name="P6">Int myCurrentRow</text:p>
            </text:list-item>
            <text:list-item>
              <text:p text:style-name="P6">MapNode myCurrentPosition: The current encounter/world map position the player is at.</text:p>
            </text:list-item>
          </text:list>
        </text:list-item>
      </text:list>
      <text:list xml:id="list4946467371173342361" text:style-name="L4">
        <text:list-item>
          <text:p text:style-name="P7">MapNode</text:p>
          <text:list>
            <text:list-item>
              <text:p text:style-name="P7">int myRow: </text:p>
            </text:list-item>
            <text:list-item>
              <text:p text:style-name="P7">int myPositionInRow</text:p>
            </text:list-item>
          </text:list>
        </text:list-item>
      </text:list>
      <text:p text:style-name="P2"/>
      <text:list xml:id="list3814420616969505860" text:style-name="L5">
        <text:list-item>
          <text:p text:style-name="P8">Character Data</text:p>
          <text:list>
            <text:list-item>
              <text:p text:style-name="P8">Character data stored in the character roster</text:p>
            </text:list-item>
            <text:list-item>
              <text:p text:style-name="P8">Character data has info on</text:p>
              <text:list>
                <text:list-item>
                  <text:p text:style-name="P8">Items in inventory</text:p>
                </text:list-item>
                <text:list-item>
                  <text:p text:style-name="P8">Spellbook/abilities</text:p>
                </text:list-item>
                <text:list-item>
                  <text:p text:style-name="P8"><text:soft-page-break/>Level up tree</text:p>
                </text:list-item>
              </text:list>
            </text:list-item>
          </text:list>
        </text:list-item>
      </text:list>
      <text:list xml:id="list1485500211325012461" text:style-name="L6">
        <text:list-item>
          <text:p text:style-name="P9">Defender/LivingEntity</text:p>
          <text:list>
            <text:list-item>
              <text:p text:style-name="P9">Process of instantiation</text:p>
            </text:list-item>
            <text:list-item>
              <text:p text:style-name="P9">Copy properties </text:p>
            </text:list-item>
          </text:list>
        </text:list-item>
      </text:list>
      <text:p text:style-name="P2"/>
      <text:p text:style-name="P2">Instantiation Process idea 2</text:p>
      <text:list xml:id="list1673290072182736052" text:style-name="L7">
        <text:list-item>
          <text:p text:style-name="P10">Instantiate defender GO prefab</text:p>
        </text:list-item>
        <text:list-item>
          <text:p text:style-name="P10">place defenderGo off screen</text:p>
          <text:list>
            <text:list-item>
              <text:p text:style-name="P10">if it dies, the Go gets moved offscreen, not destroyed</text:p>
            </text:list-item>
          </text:list>
        </text:list-item>
        <text:list-item>
          <text:p text:style-name="P10">defenderGo prefab has a reference to character data</text:p>
          <text:list>
            <text:list-item>
              <text:p text:style-name="P10">set up this reference</text:p>
            </text:list-item>
          </text:list>
        </text:list-item>
      </text:list>
      <text:p text:style-name="P2">- Set up character data info from defenderGO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07-06T17:26:41.26</dc:date>
    <dc:creator>will black</dc:creator>
    <meta:editing-duration>P2DT3H53M27S</meta:editing-duration>
    <meta:editing-cycles>25</meta:editing-cycles>
    <meta:generator>OpenOffice/4.1.6$Win32 OpenOffice.org_project/416m1$Build-9790</meta:generator>
    <meta:document-statistic meta:table-count="0" meta:image-count="0" meta:object-count="0" meta:page-count="2" meta:paragraph-count="34" meta:word-count="276" meta:character-count="1633"/>
  </office:meta>
</office:document-meta>
</file>